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3" svg:font-family="'Lohit Devanagari'"/>
    <style:font-face style:name="F" svg:font-family="" style:font-family-generic="roman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4" style:family="table">
      <style:table-properties style:width="20.371cm" table:align="margins"/>
    </style:style>
    <style:style style:name="Tableau4.A" style:family="table-column">
      <style:table-column-properties style:column-width="20.371cm" style:rel-column-width="65535*"/>
    </style:style>
    <style:style style:name="Tableau4.A1" style:family="table-cell">
      <style:table-cell-properties fo:background-color="#ffe994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0.05pt solid #000000" fo:border-top="none" fo:border-bottom="none"/>
    </style:style>
    <style:style style:name="Tableau7" style:family="table">
      <style:table-properties style:width="20.371cm" table:align="margins"/>
    </style:style>
    <style:style style:name="Tableau7.A" style:family="table-column">
      <style:table-column-properties style:column-width="20.371cm" style:rel-column-width="65535*"/>
    </style:style>
    <style:style style:name="Tableau7.A1" style:family="table-cell">
      <style:table-cell-properties fo:background-color="#ffe994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0.05pt solid #000000" fo:border-top="none" fo:border-bottom="none"/>
    </style:style>
    <style:style style:name="Tableau5" style:family="table">
      <style:table-properties style:width="20.177cm" table:align="margins"/>
    </style:style>
    <style:style style:name="Tableau5.A" style:family="table-column">
      <style:table-column-properties style:column-width="5.045cm" style:rel-column-width="16383*"/>
    </style:style>
    <style:style style:name="Tableau5.D" style:family="table-column">
      <style:table-column-properties style:column-width="5.045cm" style:rel-column-width="16386*"/>
    </style:style>
    <style:style style:name="Tableau5.1" style:family="table-row">
      <style:table-row-properties style:min-row-height="1.69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2" style:family="table-row">
      <style:table-row-properties style:min-row-height="1.912cm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0.177cm" table:align="margins"/>
    </style:style>
    <style:style style:name="Tableau5.A" style:family="table-column">
      <style:table-column-properties style:column-width="5.045cm" style:rel-column-width="16383*"/>
    </style:style>
    <style:style style:name="Tableau5.D" style:family="table-column">
      <style:table-column-properties style:column-width="5.045cm" style:rel-column-width="16386*"/>
    </style:style>
    <style:style style:name="Tableau5.1" style:family="table-row">
      <style:table-row-properties style:min-row-height="1.69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2" style:family="table-row">
      <style:table-row-properties style:min-row-height="1.912cm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20.371cm" style:rel-column-width="65535*"/>
    </style:style>
    <style:style style:name="Tableau2.A1" style:family="table-cell">
      <style:table-cell-properties fo:background-color="#ffe994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none"/>
    </style:style>
    <style:style style:name="Table1" style:family="table">
      <style:table-properties style:width="20.371cm" table:align="margins"/>
    </style:style>
    <style:style style:name="Table1.A" style:family="table-column">
      <style:table-column-properties style:column-width="20.371cm" style:rel-column-width="65535*"/>
    </style:style>
    <style:style style:name="Table1.A1" style:family="table-cell">
      <style:table-cell-properties fo:background-color="#ffe994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style:font-name="Calibri" fo:font-size="11pt" fo:font-weight="bold" officeooo:rsid="00083f6c" officeooo:paragraph-rsid="01a06dd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1ada145" style:font-size-asian="10pt" style:font-size-complex="10pt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1f66703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officeooo:rsid="00569c63" officeooo:paragraph-rsid="00569c63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4pt" style:text-underline-style="none" officeooo:rsid="01a6ac57" officeooo:paragraph-rsid="01a6ac57" style:font-size-asian="4.19999980926514pt" style:font-size-complex="4.80000019073486pt"/>
    </style:style>
    <style:style style:name="P7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libri" officeooo:rsid="01b61af7" officeooo:paragraph-rsid="0246538b"/>
    </style:style>
    <style:style style:name="P8" style:family="paragraph" style:parent-style-name="Text_20_body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9" style:family="paragraph" style:parent-style-name="Table_20_Contents">
      <style:paragraph-properties fo:text-align="center" style:justify-single-word="false"/>
      <style:text-properties style:font-name="Calibri" officeooo:rsid="007b2440" officeooo:paragraph-rsid="0175d93a"/>
    </style:style>
    <style:style style:name="P10" style:family="paragraph" style:parent-style-name="Table_20_Contents">
      <style:paragraph-properties fo:text-align="center" style:justify-single-word="false"/>
      <style:text-properties style:font-name="Calibri" officeooo:rsid="007b2440" officeooo:paragraph-rsid="01aaaef2"/>
    </style:style>
    <style:style style:name="P11" style:family="paragraph" style:parent-style-name="Table_20_Contents">
      <style:paragraph-properties fo:text-align="center" style:justify-single-word="false"/>
      <style:text-properties style:font-name="Calibri" officeooo:rsid="007b2440" officeooo:paragraph-rsid="01acafd9"/>
    </style:style>
    <style:style style:name="P12" style:family="paragraph" style:parent-style-name="Table_20_Contents">
      <style:paragraph-properties fo:text-align="center" style:justify-single-word="false"/>
      <style:text-properties style:font-name="Calibri" officeooo:rsid="007b2440" officeooo:paragraph-rsid="01ed1180"/>
    </style:style>
    <style:style style:name="P13" style:family="paragraph" style:parent-style-name="Table_20_Contents">
      <style:paragraph-properties fo:text-align="start" style:justify-single-word="false"/>
      <style:text-properties style:font-name="Calibri" officeooo:rsid="007ce87a" officeooo:paragraph-rsid="0175d93a"/>
    </style:style>
    <style:style style:name="P14" style:family="paragraph" style:parent-style-name="Table_20_Contents">
      <style:paragraph-properties fo:text-align="start" style:justify-single-word="false"/>
      <style:text-properties style:font-name="Calibri" officeooo:rsid="01b61af7" officeooo:paragraph-rsid="01b61af7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tyle="italic" officeooo:rsid="01d7059e" officeooo:paragraph-rsid="01d7059e" style:font-style-asian="italic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tyle="italic" fo:font-weight="normal" officeooo:rsid="01c54c86" officeooo:paragraph-rsid="025d4344" style:font-style-asian="italic" style:font-weight-asian="normal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officeooo:rsid="01a8f2e0" officeooo:paragraph-rsid="01a8f2e0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officeooo:rsid="01ee8b9d" officeooo:paragraph-rsid="01ee8b9d"/>
    </style:style>
    <style:style style:name="P1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officeooo:rsid="01b61af7" officeooo:paragraph-rsid="0246124e"/>
    </style:style>
    <style:style style:name="P2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officeooo:rsid="01b61af7" officeooo:paragraph-rsid="0238eacc"/>
    </style:style>
    <style:style style:name="P21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weight="normal" officeooo:rsid="01b61af7" officeooo:paragraph-rsid="0246538b" style:font-weight-asian="normal" style:font-weight-complex="normal"/>
    </style:style>
    <style:style style:name="P2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weight="normal" officeooo:rsid="01b61af7" officeooo:paragraph-rsid="02464be5" style:font-weight-asian="normal" style:font-weight-complex="normal"/>
    </style:style>
    <style:style style:name="P23" style:family="paragraph" style:parent-style-name="Heading_20_1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" fo:font-size="4pt" officeooo:rsid="01e8c806" officeooo:paragraph-rsid="02674b87" style:font-size-asian="4.19999980926514pt" style:font-size-complex="4.80000019073486pt"/>
    </style:style>
    <style:style style:name="P25" style:family="paragraph" style:parent-style-name="Table_20_Contents" style:list-style-name="L2">
      <style:paragraph-properties fo:text-align="start" style:justify-single-word="false"/>
      <style:text-properties style:font-name="Calibri" fo:font-style="normal" officeooo:rsid="01d80989" officeooo:paragraph-rsid="01d80989" style:font-style-asian="normal" style:font-style-complex="normal"/>
    </style:style>
    <style:style style:name="P26" style:family="paragraph" style:parent-style-name="Table_20_Contents" style:list-style-name="L2">
      <style:paragraph-properties fo:text-align="start" style:justify-single-word="false"/>
      <style:text-properties style:font-name="Calibri" fo:font-style="normal" officeooo:rsid="01d80989" officeooo:paragraph-rsid="01e0a22a" style:font-style-asian="normal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Calibri" officeooo:rsid="007b2440" officeooo:paragraph-rsid="026aee28"/>
    </style:style>
    <style:style style:name="P28" style:family="paragraph" style:parent-style-name="Table_20_Contents">
      <style:paragraph-properties fo:text-align="start" style:justify-single-word="false"/>
      <style:text-properties style:font-name="Calibri" officeooo:rsid="01b61af7" officeooo:paragraph-rsid="027339c9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weight="normal" officeooo:rsid="01b61af7" officeooo:paragraph-rsid="026aee28" style:font-weight-asian="normal" style:font-weight-complex="normal"/>
    </style:style>
    <style:style style:name="P30" style:family="paragraph" style:parent-style-name="Table_20_Contents" style:list-style-name="L4">
      <style:paragraph-properties fo:text-align="start" style:justify-single-word="false"/>
      <style:text-properties fo:color="#000000" loext:opacity="100%" style:font-name="Calibri" fo:font-size="10pt" fo:font-style="normal" style:text-underline-style="none" officeooo:rsid="0176ed8e" officeooo:paragraph-rsid="0263e344" style:font-size-asian="10pt" style:font-style-asian="normal" style:font-size-complex="10pt" style:font-style-complex="normal"/>
    </style:style>
    <style:style style:name="P31" style:family="paragraph" style:parent-style-name="Table_20_Contents" style:list-style-name="L4">
      <style:paragraph-properties fo:text-align="start" style:justify-single-word="false"/>
      <style:text-properties fo:color="#000000" loext:opacity="100%" style:font-name="Calibri" fo:font-size="10pt" fo:font-style="normal" style:text-underline-style="none" officeooo:rsid="0176ed8e" officeooo:paragraph-rsid="02654150" style:font-size-asian="10pt" style:font-style-asian="normal" style:font-size-complex="10pt" style:font-style-complex="normal"/>
    </style:style>
    <style:style style:name="P32" style:family="paragraph" style:parent-style-name="Table_20_Contents" style:list-style-name="L4">
      <style:paragraph-properties fo:text-align="start" style:justify-single-word="false"/>
      <style:text-properties fo:color="#000000" loext:opacity="100%" style:font-name="Calibri" fo:font-size="10pt" fo:font-style="normal" style:text-underline-style="none" officeooo:rsid="0176ed8e" officeooo:paragraph-rsid="0268d59c" style:font-size-asian="10pt" style:font-style-asian="normal" style:font-size-complex="10pt" style:font-style-complex="normal"/>
    </style:style>
    <style:style style:name="P33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style:font-name="Calibri" officeooo:rsid="01b61af7" officeooo:paragraph-rsid="0246124e"/>
    </style:style>
    <style:style style:name="P34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style:font-name="Calibri" officeooo:rsid="01b9a5b1" officeooo:paragraph-rsid="0238eacc"/>
    </style:style>
    <style:style style:name="P35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style:font-name="Calibri" officeooo:rsid="01bc8c0b" officeooo:paragraph-rsid="01bc8c0b"/>
    </style:style>
    <style:style style:name="P36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style:font-name="Calibri" officeooo:rsid="01bc8c0b" officeooo:paragraph-rsid="026aee28"/>
    </style:style>
    <style:style style:name="P37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style:font-name="Calibri" officeooo:rsid="01bc8c0b" officeooo:paragraph-rsid="027339c9"/>
    </style:style>
    <style:style style:name="P3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alibri" officeooo:rsid="01e8c806" officeooo:paragraph-rsid="01e8c806"/>
    </style:style>
    <style:style style:name="P3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alibri" officeooo:rsid="01e8c806" officeooo:paragraph-rsid="02674b87"/>
    </style:style>
    <style:style style:name="P40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libri" officeooo:rsid="01e8c806" officeooo:paragraph-rsid="01ff4f07"/>
    </style:style>
    <style:style style:name="P41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libri" officeooo:rsid="01e8c806" officeooo:paragraph-rsid="02674b87"/>
    </style:style>
    <style:style style:name="P4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alibri" officeooo:rsid="01ead158" officeooo:paragraph-rsid="02674b87"/>
    </style:style>
    <style:style style:name="P43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libri" fo:font-size="4pt" officeooo:rsid="01e8c806" officeooo:paragraph-rsid="01e8c806" style:font-size-asian="4.19999980926514pt" style:font-size-complex="4.80000019073486pt"/>
    </style:style>
    <style:style style:name="P44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libri" fo:font-size="4pt" officeooo:rsid="01e8c806" officeooo:paragraph-rsid="02674b87" style:font-size-asian="4.19999980926514pt" style:font-size-complex="4.80000019073486pt"/>
    </style:style>
    <style:style style:name="P4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Calibri" fo:font-size="4pt" officeooo:rsid="01e8c806" officeooo:paragraph-rsid="02674b87" style:font-size-asian="4.19999980926514pt" style:font-size-complex="4.80000019073486pt"/>
    </style:style>
    <style:style style:name="P46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fo:font-style="normal" officeooo:rsid="01d80989" officeooo:paragraph-rsid="02322c93" style:font-style-asian="normal" style:font-style-complex="normal"/>
    </style:style>
    <style:style style:name="P4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officeooo:rsid="01b61af7" officeooo:paragraph-rsid="026aee28"/>
    </style:style>
    <style:style style:name="P48" style:family="paragraph" style:parent-style-name="Table_20_Contents" style:list-style-name="L3">
      <style:paragraph-properties fo:margin-top="0.101cm" fo:margin-bottom="0.101cm" style:contextual-spacing="false" fo:text-align="start" style:justify-single-word="false"/>
      <style:text-properties style:font-name="Calibri" officeooo:rsid="01b61af7" officeooo:paragraph-rsid="026aee28"/>
    </style:style>
    <style:style style:name="P49" style:family="paragraph" style:parent-style-name="Table_20_Contents" style:list-style-name="L3">
      <style:paragraph-properties fo:margin-top="0.101cm" fo:margin-bottom="0.101cm" style:contextual-spacing="false" fo:text-align="start" style:justify-single-word="false"/>
      <style:text-properties style:font-name="Calibri" officeooo:rsid="01b61af7" officeooo:paragraph-rsid="027339c9"/>
    </style:style>
    <style:style style:name="P50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Calibri" officeooo:rsid="01b61af7" officeooo:paragraph-rsid="027339c9"/>
    </style:style>
    <style:style style:name="P51" style:family="paragraph" style:parent-style-name="Table_20_Contents">
      <style:paragraph-properties fo:margin-top="0.201cm" fo:margin-bottom="0.201cm" style:contextual-spacing="false" fo:text-align="start" style:justify-single-word="false"/>
      <style:text-properties style:font-name="Calibri" fo:font-style="normal" officeooo:rsid="01b61af7" officeooo:paragraph-rsid="02322c93" style:font-style-asian="normal" style:font-style-complex="normal"/>
    </style:style>
    <style:style style:name="P52" style:family="paragraph" style:parent-style-name="Table_20_Contents">
      <style:paragraph-properties fo:margin-top="0.201cm" fo:margin-bottom="0.201cm" style:contextual-spacing="false" fo:text-align="start" style:justify-single-word="false"/>
      <style:text-properties style:font-name="Calibri" officeooo:rsid="01b61af7" officeooo:paragraph-rsid="026aee28"/>
    </style:style>
    <style:style style:name="P53" style:family="paragraph" style:parent-style-name="Table_20_Contents">
      <style:paragraph-properties fo:margin-top="0.201cm" fo:margin-bottom="0.201cm" style:contextual-spacing="false" fo:text-align="start" style:justify-single-word="false"/>
      <style:text-properties style:font-name="Calibri" officeooo:rsid="01b61af7" officeooo:paragraph-rsid="027339c9"/>
    </style:style>
    <style:style style:name="P54" style:family="paragraph" style:parent-style-name="Table_20_Contents" style:list-style-name="L3">
      <style:paragraph-properties fo:margin-top="0.201cm" fo:margin-bottom="0.201cm" style:contextual-spacing="false" fo:text-align="start" style:justify-single-word="false"/>
      <style:text-properties style:font-name="Calibri" officeooo:rsid="01b9a5b1" officeooo:paragraph-rsid="026aee28"/>
    </style:style>
    <style:style style:name="P55" style:family="paragraph" style:parent-style-name="Table_20_Contents" style:list-style-name="L3">
      <style:paragraph-properties fo:margin-top="0.201cm" fo:margin-bottom="0.201cm" style:contextual-spacing="false" fo:text-align="start" style:justify-single-word="false"/>
      <style:text-properties style:font-name="Calibri" officeooo:rsid="01b9a5b1" officeooo:paragraph-rsid="027339c9"/>
    </style:style>
    <style:style style:name="P56" style:family="paragraph" style:parent-style-name="Table_20_Contents">
      <style:paragraph-properties fo:margin-top="0.201cm" fo:margin-bottom="0.201cm" style:contextual-spacing="false" fo:text-align="start" style:justify-single-word="false"/>
      <style:text-properties style:font-name="Calibri" fo:font-weight="normal" officeooo:rsid="01b61af7" officeooo:paragraph-rsid="026aee28" style:font-weight-asian="normal" style:font-weight-complex="normal"/>
    </style:style>
    <style:style style:name="P57" style:family="paragraph" style:parent-style-name="Table_20_Contents">
      <style:paragraph-properties fo:margin-top="0.201cm" fo:margin-bottom="0.201cm" style:contextual-spacing="false" fo:text-align="start" style:justify-single-word="false"/>
      <style:text-properties style:font-name="Calibri" fo:font-weight="normal" officeooo:rsid="01b61af7" officeooo:paragraph-rsid="027339c9" style:font-weight-asian="normal" style:font-weight-complex="normal"/>
    </style:style>
    <style:style style:name="P58" style:family="paragraph" style:parent-style-name="Table_20_Contents">
      <style:paragraph-properties fo:margin-top="0.201cm" fo:margin-bottom="0.201cm" style:contextual-spacing="false" fo:text-align="start" style:justify-single-word="false"/>
      <style:text-properties fo:color="#000000" loext:opacity="100%" style:font-name="Calibri" fo:font-size="10pt" fo:font-style="normal" style:text-underline-style="none" officeooo:rsid="01e8c806" officeooo:paragraph-rsid="02676bdf" style:font-size-asian="10pt" style:font-style-asian="normal" style:font-size-complex="10pt" style:font-style-complex="normal"/>
    </style:style>
    <style:style style:name="P59" style:family="paragraph" style:parent-style-name="Table_20_Contents">
      <style:paragraph-properties fo:margin-top="0.201cm" fo:margin-bottom="0.201cm" style:contextual-spacing="false" fo:text-align="start" style:justify-single-word="false"/>
      <style:text-properties officeooo:paragraph-rsid="026aee28"/>
    </style:style>
    <style:style style:name="P60" style:family="paragraph" style:parent-style-name="Table_20_Contents">
      <style:paragraph-properties fo:margin-top="0.302cm" fo:margin-bottom="0.302cm" style:contextual-spacing="false" fo:text-align="start" style:justify-single-word="false"/>
      <style:text-properties style:font-name="Calibri" fo:font-weight="normal" officeooo:rsid="01b61af7" officeooo:paragraph-rsid="026aee28" style:font-weight-asian="normal" style:font-weight-complex="normal"/>
    </style:style>
    <style:style style:name="P61" style:family="paragraph" style:parent-style-name="Table_20_Contents">
      <style:paragraph-properties fo:margin-top="0.302cm" fo:margin-bottom="0.302cm" style:contextual-spacing="false" fo:text-align="start" style:justify-single-word="false"/>
      <style:text-properties style:font-name="Calibri" fo:font-weight="normal" officeooo:rsid="01b61af7" officeooo:paragraph-rsid="027339c9" style:font-weight-asian="normal" style:font-weight-complex="normal"/>
    </style:style>
    <style:style style:name="P62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bri" fo:font-size="11pt" fo:font-weight="bold" officeooo:rsid="00083f6c" officeooo:paragraph-rsid="022f57b3" style:font-size-asian="11pt" style:font-weight-asian="bold" style:font-size-complex="11pt" style:font-weight-complex="bold"/>
    </style:style>
    <style:style style:name="P63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1a6ac57" style:font-size-asian="10pt" style:font-size-complex="10pt"/>
    </style:style>
    <style:style style:name="P64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a71fad" officeooo:paragraph-rsid="01caad00" style:font-size-asian="10pt" style:font-size-complex="10pt"/>
    </style:style>
    <style:style style:name="P65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a71fad" officeooo:paragraph-rsid="0249fc9c" style:font-size-asian="10pt" style:font-size-complex="10pt"/>
    </style:style>
    <style:style style:name="P66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c7b2db" officeooo:paragraph-rsid="01caad00" style:font-size-asian="10pt" style:font-size-complex="10pt"/>
    </style:style>
    <style:style style:name="P67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b080a1" officeooo:paragraph-rsid="01b080a1" style:font-size-asian="10pt" style:font-size-complex="10pt"/>
    </style:style>
    <style:style style:name="P68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c0207b" officeooo:paragraph-rsid="01cc1926" style:font-size-asian="10pt" style:font-size-complex="10pt"/>
    </style:style>
    <style:style style:name="P69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1c7b2db" style:font-size-asian="10pt" style:font-size-complex="10pt"/>
    </style:style>
    <style:style style:name="P70" style:family="paragraph" style:parent-style-name="Text_20_body">
      <style:paragraph-properties fo:margin-top="0.101cm" fo:margin-bottom="0.101cm" style:contextual-spacing="false" fo:text-align="start" style:justify-single-word="false"/>
      <style:text-properties fo:color="#000000" loext:opacity="100%" style:font-name="Calibri" fo:font-size="10pt" style:text-underline-style="none" fo:font-weight="normal" officeooo:rsid="01a6ac57" officeooo:paragraph-rsid="01f66437" style:font-size-asian="10pt" style:font-weight-asian="normal" style:font-size-complex="10pt" style:font-weight-complex="normal"/>
    </style:style>
    <style:style style:name="P71" style:family="paragraph" style:parent-style-name="Text_20_body">
      <style:paragraph-properties fo:margin-top="0.201cm" fo:margin-bottom="0.201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2480e55" style:font-size-asian="10pt" style:font-size-complex="10pt"/>
    </style:style>
    <style:style style:name="P72" style:family="paragraph" style:parent-style-name="Text_20_body">
      <style:paragraph-properties fo:margin-top="0.201cm" fo:margin-bottom="0.201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1c7b2db" style:font-size-asian="10pt" style:font-size-complex="10pt"/>
    </style:style>
    <style:style style:name="P73" style:family="paragraph" style:parent-style-name="Text_20_body">
      <style:paragraph-properties fo:margin-top="0.201cm" fo:margin-bottom="0.201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1b1fe08" style:font-size-asian="10pt" style:font-size-complex="10pt"/>
    </style:style>
    <style:style style:name="P74" style:family="paragraph" style:parent-style-name="Text_20_body">
      <style:paragraph-properties fo:margin-top="0.302cm" fo:margin-bottom="0.302cm" style:contextual-spacing="false" fo:text-align="start" style:justify-single-word="false"/>
      <style:text-properties fo:color="#000000" loext:opacity="100%" style:font-name="Calibri" fo:font-size="10pt" style:text-underline-style="none" officeooo:rsid="01a6ac57" officeooo:paragraph-rsid="01ada145" style:font-size-asian="10pt" style:font-size-complex="10pt"/>
    </style:style>
    <style:style style:name="P7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6" style:family="paragraph">
      <style:paragraph-properties fo:margin-top="0cm" fo:margin-bottom="0cm" fo:text-align="center"/>
    </style:style>
    <style:style style:name="P77" style:family="paragraph">
      <loext:graphic-properties draw:fill="none" draw:fill-color="#ffffff"/>
      <style:paragraph-properties style:writing-mode="lr-tb"/>
      <style:text-properties style:font-name="Calibri" fo:font-size="10pt" style:font-size-asian="10pt" style:font-size-complex="10pt"/>
    </style:style>
    <style:style style:name="P78" style:family="paragraph">
      <loext:graphic-properties draw:fill="none" draw:fill-color="#ffffff"/>
      <style:paragraph-properties style:writing-mode="lr-tb"/>
      <style:text-properties style:font-name="Carlito" fo:font-size="10pt" fo:font-weight="bold" style:font-size-asian="10pt" style:font-weight-asian="bold" style:font-size-complex="10pt" style:font-weight-complex="bold"/>
    </style:style>
    <style:style style:name="P7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0" style:family="paragraph">
      <style:paragraph-properties fo:text-align="start" style:text-autospace="none" style:line-break="normal" style:writing-mode="page"/>
      <style:text-properties fo:hyphenate="false"/>
    </style:style>
    <style:style style:name="P81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8pt" style:font-size-asian="8pt" style:font-size-complex="8pt" fo:hyphenate="false"/>
    </style:style>
    <style:style style:name="P82" style:family="paragraph">
      <loext:graphic-properties draw:fill="none"/>
    </style:style>
    <style:style style:name="P83" style:family="paragraph">
      <style:paragraph-properties fo:margin-left="0cm" fo:margin-right="0cm" fo:text-align="center" fo:text-indent="0cm"/>
    </style:style>
    <style:style style:name="P8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5983b0" loext:opacity="100%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P85" style:family="paragraph">
      <style:paragraph-properties fo:text-align="start"/>
    </style:style>
    <style:style style:name="P86" style:family="paragraph">
      <style:paragraph-properties fo:text-align="justify"/>
    </style:style>
    <style:style style:name="P87" style:family="paragraph">
      <loext:graphic-properties draw:fill="none" draw:fill-color="#ffffff"/>
      <style:paragraph-properties fo:text-align="start" style:writing-mode="lr-tb"/>
      <style:text-properties fo:font-size="12pt" style:font-size-asian="9pt" style:font-size-complex="9pt"/>
    </style:style>
    <style:style style:name="P88" style:family="paragraph">
      <style:paragraph-properties fo:text-align="center"/>
    </style:style>
    <style:style style:name="P89" style:family="paragraph">
      <loext:graphic-properties draw:fill="none" draw:fill-color="#ffffff"/>
      <style:paragraph-properties fo:text-align="center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234fc33" style:font-size-asian="10pt" style:font-weight-asian="normal" style:font-size-complex="10pt" style:font-weight-complex="normal"/>
    </style:style>
    <style:style style:name="T3" style:family="text">
      <style:text-properties fo:font-size="10pt" fo:font-weight="normal" officeooo:rsid="00e66092" style:font-size-asian="10pt" style:font-weight-asian="normal" style:font-size-complex="10pt" style:font-weight-complex="normal"/>
    </style:style>
    <style:style style:name="T4" style:family="text">
      <style:text-properties fo:font-size="10pt" fo:font-weight="bold" officeooo:rsid="021696c9" style:font-weight-asian="bold" style:font-weight-complex="bold"/>
    </style:style>
    <style:style style:name="T5" style:family="text">
      <style:text-properties fo:font-size="10pt" officeooo:rsid="024d2baf"/>
    </style:style>
    <style:style style:name="T6" style:family="text">
      <style:text-properties fo:font-size="10pt" officeooo:rsid="0254e588"/>
    </style:style>
    <style:style style:name="T7" style:family="text">
      <style:text-properties fo:font-size="10pt" officeooo:rsid="02592d39"/>
    </style:style>
    <style:style style:name="T8" style:family="text">
      <style:text-properties fo:font-size="10pt" officeooo:rsid="02668f03"/>
    </style:style>
    <style:style style:name="T9" style:family="text">
      <style:text-properties fo:font-size="10pt" officeooo:rsid="026dce97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5f29bc"/>
    </style:style>
    <style:style style:name="T12" style:family="text">
      <style:text-properties style:text-underline-style="none" officeooo:rsid="024b9d8b"/>
    </style:style>
    <style:style style:name="T13" style:family="text">
      <style:text-properties style:text-underline-style="none" officeooo:rsid="0269f614"/>
    </style:style>
    <style:style style:name="T14" style:family="text">
      <style:text-properties officeooo:rsid="0009125e"/>
    </style:style>
    <style:style style:name="T15" style:family="text">
      <style:text-properties style:text-underline-style="solid" style:text-underline-width="auto" style:text-underline-color="font-color" officeooo:rsid="005f7c5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1bd1125" style:font-weight-asian="bold" style:font-weight-complex="bold"/>
    </style:style>
    <style:style style:name="T18" style:family="text">
      <style:text-properties fo:font-weight="bold" officeooo:rsid="01be625a" style:font-weight-asian="bold" style:font-weight-complex="bold"/>
    </style:style>
    <style:style style:name="T19" style:family="text">
      <style:text-properties fo:font-weight="bold" officeooo:rsid="01c156f3" style:font-weight-asian="bold" style:font-weight-complex="bold"/>
    </style:style>
    <style:style style:name="T20" style:family="text">
      <style:text-properties fo:font-weight="bold" officeooo:rsid="01d157c7" style:font-weight-asian="bold" style:font-weight-complex="bold"/>
    </style:style>
    <style:style style:name="T21" style:family="text">
      <style:text-properties fo:font-weight="bold" officeooo:rsid="01b61af7" style:font-weight-asian="bold" style:font-weight-complex="bold"/>
    </style:style>
    <style:style style:name="T22" style:family="text">
      <style:text-properties fo:font-weight="bold" officeooo:rsid="023ae935" style:font-weight-asian="bold" style:font-weight-complex="bold"/>
    </style:style>
    <style:style style:name="T23" style:family="text">
      <style:text-properties fo:font-weight="bold" officeooo:rsid="023ea9e0" style:font-weight-asian="bold" style:font-weight-complex="bold"/>
    </style:style>
    <style:style style:name="T24" style:family="text">
      <style:text-properties fo:font-weight="bold" officeooo:rsid="0243c551" style:font-weight-asian="bold" style:font-weight-complex="bold"/>
    </style:style>
    <style:style style:name="T25" style:family="text">
      <style:text-properties fo:font-weight="bold" officeooo:rsid="025ce4ae" style:font-weight-asian="bold" style:font-weight-complex="bold"/>
    </style:style>
    <style:style style:name="T26" style:family="text">
      <style:text-properties fo:font-weight="bold" officeooo:rsid="02605eaf" style:font-weight-asian="bold" style:font-weight-complex="bold"/>
    </style:style>
    <style:style style:name="T27" style:family="text">
      <style:text-properties fo:font-weight="bold" officeooo:rsid="0263c259" style:font-weight-asian="bold" style:font-weight-complex="bold"/>
    </style:style>
    <style:style style:name="T28" style:family="text">
      <style:text-properties officeooo:rsid="00b492a6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25ce4ae" style:font-weight-asian="normal" style:font-weight-complex="normal"/>
    </style:style>
    <style:style style:name="T31" style:family="text">
      <style:text-properties fo:font-weight="normal" officeooo:rsid="0261cebe" style:font-weight-asian="normal" style:font-weight-complex="normal"/>
    </style:style>
    <style:style style:name="T32" style:family="text">
      <style:text-properties officeooo:rsid="01a6ac57"/>
    </style:style>
    <style:style style:name="T33" style:family="text">
      <style:text-properties officeooo:rsid="01a8f2e0"/>
    </style:style>
    <style:style style:name="T34" style:family="text">
      <style:text-properties officeooo:rsid="01b61af7"/>
    </style:style>
    <style:style style:name="T35" style:family="text">
      <style:text-properties officeooo:rsid="01be625a"/>
    </style:style>
    <style:style style:name="T36" style:family="text">
      <style:text-properties officeooo:rsid="01c156f3"/>
    </style:style>
    <style:style style:name="T37" style:family="text">
      <style:text-properties officeooo:rsid="01c316ca"/>
    </style:style>
    <style:style style:name="T38" style:family="text">
      <style:text-properties officeooo:rsid="01c97e81"/>
    </style:style>
    <style:style style:name="T39" style:family="text">
      <style:text-properties officeooo:rsid="01caad00"/>
    </style:style>
    <style:style style:name="T40" style:family="text">
      <style:text-properties officeooo:rsid="01cc1926"/>
    </style:style>
    <style:style style:name="T41" style:family="text">
      <style:text-properties officeooo:rsid="01d4b1dd"/>
    </style:style>
    <style:style style:name="T42" style:family="text">
      <style:text-properties officeooo:rsid="01dbe4f5"/>
    </style:style>
    <style:style style:name="T43" style:family="text">
      <style:text-properties officeooo:rsid="01e2d359"/>
    </style:style>
    <style:style style:name="T44" style:family="text">
      <style:text-properties fo:color="#2a6099" loext:opacity="100%" fo:font-size="12pt" style:text-underline-style="none" fo:font-weight="bold" officeooo:rsid="005f7c5d" style:font-size-asian="12pt" style:font-weight-asian="bold" style:font-size-complex="12pt" style:font-weight-complex="bold"/>
    </style:style>
    <style:style style:name="T45" style:family="text">
      <style:text-properties officeooo:rsid="01f32447"/>
    </style:style>
    <style:style style:name="T46" style:family="text">
      <style:text-properties officeooo:rsid="022db615"/>
    </style:style>
    <style:style style:name="T47" style:family="text">
      <style:text-properties officeooo:rsid="01d80989"/>
    </style:style>
    <style:style style:name="T48" style:family="text">
      <style:text-properties officeooo:rsid="023ea9e0"/>
    </style:style>
    <style:style style:name="T49" style:family="text">
      <style:text-properties officeooo:rsid="0241eabb"/>
    </style:style>
    <style:style style:name="T50" style:family="text">
      <style:text-properties officeooo:rsid="0245ff2a"/>
    </style:style>
    <style:style style:name="T51" style:family="text">
      <style:text-properties officeooo:rsid="02480e55"/>
    </style:style>
    <style:style style:name="T52" style:family="text">
      <style:text-properties officeooo:rsid="0249fc9c"/>
    </style:style>
    <style:style style:name="T53" style:family="text">
      <style:text-properties officeooo:rsid="0253156a"/>
    </style:style>
    <style:style style:name="T54" style:family="text">
      <style:text-properties style:font-name="Calibri" officeooo:rsid="01e8c806"/>
    </style:style>
    <style:style style:name="T55" style:family="text">
      <style:text-properties style:font-name="Calibri" fo:font-size="4pt" officeooo:rsid="01e8c806" style:font-size-asian="4.19999980926514pt" style:font-size-complex="4.80000019073486pt"/>
    </style:style>
    <style:style style:name="T56" style:family="text">
      <style:text-properties officeooo:rsid="02680761"/>
    </style:style>
    <style:style style:name="T57" style:family="text">
      <style:text-properties officeooo:rsid="0269f614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ize="4pt" style:font-size-asian="4pt" style:font-size-complex="4pt"/>
    </style:style>
    <style:style style:name="T60" style:family="text">
      <style:text-properties fo:color="#000000" loext:opacity="100%" style:font-name="Calibri" fo:font-size="10pt" fo:font-weight="bold" style:font-size-asian="10pt" style:font-weight-asian="bold" style:font-size-complex="10pt" style:font-weight-complex="bold"/>
    </style:style>
    <style:style style:name="T61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62" style:family="text">
      <style:text-properties fo:font-size="5pt" style:font-size-asian="5pt" style:font-size-complex="5pt"/>
    </style:style>
    <style:style style:name="T63" style:family="text">
      <style:text-properties fo:color="#000000" loext:opacity="100%" style:text-outline="false" style:text-line-through-style="none" style:text-line-through-type="none" style:font-name="Calibri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5983b0" loext:opacity="100%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T65" style:family="text">
      <style:text-properties style:font-name="Calibri" fo:font-size="9pt" style:font-size-asian="9pt" style:font-size-complex="9pt"/>
    </style:style>
    <style:style style:name="T66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67" style:family="text">
      <style:text-properties fo:color="#3465a4" loext:opacity="100%" style:font-name="Calibri" fo:font-size="12pt" fo:background-color="transparent" style:font-size-asian="12pt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4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101cm" svg:stroke-color="#ffd8ce" draw:marker-start-width="0.503cm" draw:marker-end-width="0.503cm" draw:fill="solid" draw:fill-color="#ffd8ce" fo:min-height="0.3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1.778cm" fo:min-width="14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draw:frame text:anchor-type="paragraph" draw:z-index="2" draw:name="Forme1" draw:style-name="gr7" draw:text-style-name="P84" svg:width="5.929cm" svg:height="1.555cm" svg:x="8.163cm" svg:y="0.028cm"><draw:text-box><text:p text:style-name="P83"><text:span text:style-name="T64">Évaluatio</text:span><text:span text:style-name="T64">n (45 min)</text:span></text:p></draw:text-box></draw:frame><text:span text:style-name="T10">Nom </text:span>: <text:s text:c="5"/>……………………..<text:tab/><text:tab/><text:tab/> <text:s text:c="4"/><text:tab/> <text:s text:c="16"/><text:tab/> <text:tab/><text:tab/> <text:s text:c="3"/><text:tab/> <text:s text:c="17"/><text:span text:style-name="T14">Classe : ………………...</text:span> <text:s text:c="27"/></text:p>
      <text:p text:style-name="P2">Prénom : ……………………..<text:tab/><text:tab/> <text:s text:c="16"/><text:tab/><text:tab/> <text:tab/> <text:s/><text:tab/> <text:s text:c="6"/></text:p>
      <text:h text:style-name="P23" text:outline-level="1"><draw:frame text:anchor-type="paragraph" draw:z-index="1" draw:name="Forme6" draw:style-name="gr7" draw:text-style-name="P87" svg:width="5.598cm" svg:height="1.555cm" svg:x="0.035cm" svg:y="0.187cm"><draw:text-box><text:p text:style-name="P85"><text:span text:style-name="T65">Pensez à bien rédiger </text:span><text:span text:style-name="T65">vos réponses et vous </text:span><text:span text:style-name="T65">appliquer.</text:span></text:p><text:p text:style-name="P86"><text:span text:style-name="T65">Des points pourront </text:span><text:span text:style-name="T65">être retiré pour le soin </text:span><text:span text:style-name="T65">apporté à la copie.</text:span></text:p></draw:text-box></draw:frame><draw:custom-shape text:anchor-type="paragraph" draw:z-index="3" draw:name="Forme2" draw:style-name="gr6" draw:text-style-name="P82" svg:width="14.071cm" svg:height="1.779cm" svg:x="6.013cm" svg:y="0.055cm"><text:p/><draw:enhanced-geometry svg:viewBox="0 0 21600 21600" draw:type="rectangle" draw:enhanced-path="M 0 0 L 21600 0 21600 21600 0 21600 0 0 Z N"/></draw:custom-shape></text:h>
      <text:p text:style-name="P8"><draw:frame text:anchor-type="paragraph" draw:z-index="0" draw:name="Forme6_3" draw:style-name="gr8" draw:text-style-name="P89" svg:width="3.003cm" svg:height="1.295cm" svg:x="17.207cm" svg:y="0.344cm"><draw:text-box><text:p text:style-name="P88"><text:span text:style-name="T66">/</text:span><text:span text:style-name="T67"> 20 points</text:span></text:p></draw:text-box></draw:frame></text:p>
      <text:p text:style-name="P5"><draw:frame text:anchor-type="paragraph" draw:z-index="4" draw:name="Forme8" draw:style-name="gr5" draw:text-style-name="P81" svg:width="5.303cm" svg:height="0.445cm" svg:x="3.427cm" svg:y="0.062cm"><draw:text-box><text:p text:style-name="P80"><text:span text:style-name="T63">R1 Mobiliser et restituer </text:span><text:span text:style-name="T63">ses connaissances.</text:span></text:p></draw:text-box></draw:frame><draw:frame text:anchor-type="paragraph" draw:z-index="6" draw:name="Forme4" draw:style-name="gr3" draw:text-style-name="P78" svg:width="4.356cm" svg:height="1.294cm" svg:x="10.218cm" svg:y="-0.21cm"><draw:text-box><text:p><text:span text:style-name="T61">Calculatrice </text:span><text:span text:style-name="T61">autorisée</text:span></text:p><text:p><text:span text:style-name="T61">Tableau périodique </text:span><text:span text:style-name="T61">autorisé</text:span></text:p></draw:text-box></draw:frame><text:span text:style-name="T44">Le cours</text:span><text:span text:style-name="T15"> </text:span><text:span text:style-name="T11">( </text:span><text:span text:style-name="T13">6</text:span><text:span text:style-name="T11"> points )</text:span></text:p>
      <text:p text:style-name="P6"/>
      <text:list xml:id="list3011322265" text:style-name="L1">
        <text:list-item>
          <text:p text:style-name="P63">Qu'est-ce qu'un atome ?<text:tab/><text:tab/><text:tab/><text:tab/><text:tab/><text:tab/><text:tab/><text:tab/><text:tab/><text:tab/><text:tab/><text:tab/> <text:span text:style-name="T39">1pt</text:span></text:p>
        </text:list-item>
      </text:list>
      <text:p text:style-name="P74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3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838151447054" text:continue-numbering="true" text:style-name="L1">
        <text:list-item>
          <text:p text:style-name="P64">Qu'est-ce qu'une molécule ?<text:span text:style-name="T32"> <text:tab/><text:tab/><text:tab/><text:tab/><text:tab/><text:tab/><text:tab/><text:tab/><text:tab/><text:tab/><text:tab/></text:span><text:span text:style-name="T39">1pt</text:span></text:p>
        </text:list-item>
      </text:list>
      <text:p text:style-name="P74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837065006244" text:continue-numbering="true" text:style-name="L1">
        <text:list-item>
          <text:p text:style-name="P64"><text:span text:style-name="T49">Qu'est-ce qu'un produit ?<text:tab/><text:tab/> </text:span><text:span text:style-name="T32"><text:tab/><text:tab/><text:tab/><text:tab/><text:tab/><text:tab/><text:tab/><text:tab/><text:tab/><text:tab/></text:span><text:span text:style-name="T57">0.5 </text:span><text:span text:style-name="T52">p</text:span><text:span text:style-name="T39">t</text:span></text:p>
        </text:list-item>
      </text:list>
      <text:p text:style-name="P71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838755020487" text:continue-numbering="true" text:style-name="L1">
        <text:list-item>
          <text:p text:style-name="P65"><text:span text:style-name="T49">Qu'est-ce qu'un </text:span><text:span text:style-name="T51">réactif ?</text:span><text:span text:style-name="T49"><text:tab/><text:tab/> </text:span><text:span text:style-name="T32"><text:tab/><text:tab/><text:tab/><text:tab/><text:tab/><text:tab/><text:tab/><text:tab/><text:tab/><text:tab/></text:span><text:span text:style-name="T57">0.5 </text:span><text:span text:style-name="T52">p</text:span><text:span text:style-name="T39">t</text:span></text:p>
        </text:list-item>
      </text:list>
      <text:p text:style-name="P74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837963052137" text:continue-numbering="true" text:style-name="L1">
        <text:list-item>
          <text:p text:style-name="P66">Que se passe t-il <text:span text:style-name="T42">au niveau des atomes et des molécules </text:span>lors d'une réaction chimique ?<text:span text:style-name="T32"> <text:tab/><text:tab/><text:tab/><text:tab/><text:tab/></text:span><text:span text:style-name="T39">1pt</text:span></text:p>
        </text:list-item>
      </text:list>
      <text:p text:style-name="P72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69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837983553598" text:continue-numbering="true" text:style-name="L1">
        <text:list-item>
          <text:p text:style-name="P67">Pourquoi la masse est-elle conservée lors d'une réaction chimique ? <text:tab/><text:tab/><text:tab/><text:tab/><text:tab/><text:tab/><text:tab/><text:span text:style-name="T45">1</text:span><text:span text:style-name="T38">pt</text:span></text:p>
        </text:list-item>
      </text:list>
      <text:p text:style-name="P73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73">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837136829330" text:continue-numbering="true" text:style-name="L1">
        <text:list-item>
          <text:p text:style-name="P68"><draw:frame text:anchor-type="paragraph" draw:z-index="7" draw:name="Forme5" draw:style-name="gr2" draw:text-style-name="P77" svg:width="3.047cm" svg:height="0.433cm" svg:x="13.413cm" svg:y="0.005cm"><draw:text-box><text:p text:style-name="P76"><text:span text:style-name="T60">2 H₂ <text:s/>+ O₂ → 2 H₂O</text:span></text:p></draw:text-box></draw:frame><text:span text:style-name="T31">Que signifie l'équation suivantes ? </text:span><text:span text:style-name="T16">E</text:span><text:span text:style-name="T19">xplique</text:span><text:span text:style-name="T24">r</text:span><text:span text:style-name="T19"> </text:span><text:span text:style-name="T36">à l'aide d'une </text:span><text:span text:style-name="T37">phrase</text:span><text:span text:style-name="T36">. <text:tab/><text:tab/><text:tab/><text:tab/><text:tab/><text:tab/><text:tab/></text:span><text:span text:style-name="T40">1</text:span><text:span text:style-name="T38">pt</text:span></text:p>
        </text:list-item>
      </text:list>
      <text:p text:style-name="P70">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………………………………………………………</text:p>
      <table:table table:name="Tableau4" table:style-name="Tableau4">
        <table:table-column table:style-name="Tableau4.A"/>
        <table:table-row table:style-name="TableLine94354388291344">
          <table:table-cell table:style-name="Tableau4.A1" office:value-type="string">
            <text:p text:style-name="P11">Exercice <text:sequence text:ref-name="refDrawing0" text:name="Drawing" text:formula="ooow:Drawing+1" style:num-format="1">1</text:sequence><text:s/><text:span text:style-name="T28">(1 pt)</text:span></text:p>
          </table:table-cell>
        </table:table-row>
        <table:table-row table:style-name="TableLine94354389711760">
          <table:table-cell table:style-name="Tableau4.A2" office:value-type="string">
            <text:p text:style-name="P15">Lorsque l'on plonge un cachet effervescent dans l'eau, le cachet disparaît petit à petit tandis que des bulles <text:span text:style-name="T43">de dioxyde de carbone</text:span> apparaissent à sa surface.</text:p>
            <text:list xml:id="list2886926317" text:style-name="L2">
              <text:list-item>
                <text:p text:style-name="P25"><draw:frame text:anchor-type="paragraph" draw:z-index="5" draw:name="Forme3_0" draw:style-name="gr4" draw:text-style-name="P79" svg:width="0.653cm" svg:height="4.465cm" svg:x="-0.026cm" svg:y="0cm"><draw:text-box><text:p><text:span text:style-name="T58">0,5 </text:span><text:span text:style-name="T58">pt</text:span></text:p><text:p><text:span text:style-name="T58"/></text:p><text:p><text:span text:style-name="T58"/></text:p><text:p><text:span text:style-name="T62"/></text:p><text:p><text:span text:style-name="T62"/></text:p><text:p><text:span text:style-name="T58">0,55</text:span></text:p><text:p><text:span text:style-name="T58"/></text:p><text:p><text:span text:style-name="T59"/></text:p><text:p><text:span text:style-name="T58"/></text:p></draw:text-box></draw:frame>Justifier que la situation décrite est une transformation chimique.</text:p>
              </text:list-item>
            </text:list>
            <text:p text:style-name="P46">…………………………………………………………………………………………………………………………………………………………………………………………………………………………</text:p>
            <text:p text:style-name="P46">…………………………………………………………………………………………………………………………………………………………………………………………………………………………</text:p>
            <text:list xml:id="list837845728685" text:continue-numbering="true" text:style-name="L2">
              <text:list-item>
                <text:p text:style-name="P26">Quels en sont les produits et les réactifs ?</text:p>
              </text:list-item>
            </text:list>
            <text:p text:style-name="P51">……………………………………………………………………………………………………………………………………………………<text:span text:style-name="T47">…………………………………</text:span>…………………………………</text:p>
          </table:table-cell>
        </table:table-row>
      </table:table>
      <table:table table:name="Tableau7" table:style-name="Tableau7">
        <table:table-column table:style-name="Tableau7.A"/>
        <table:table-row table:style-name="TableLine94354389711360">
          <table:table-cell table:style-name="Tableau7.A1" office:value-type="string">
            <text:p text:style-name="P9">Exercice <text:sequence text:ref-name="refDrawing1" text:name="Drawing" text:formula="ooow:Drawing+1" style:num-format="1">2</text:sequence><text:s/><text:span text:style-name="T28">(</text:span><text:span text:style-name="T6">4</text:span><text:span text:style-name="T28"> pt)</text:span></text:p>
          </table:table-cell>
        </table:table-row>
        <table:table-row table:style-name="TableLine94354389848448">
          <table:table-cell table:style-name="Tableau7.A2" office:value-type="string">
            <text:p text:style-name="P13"><text:span text:style-name="T16">D</text:span><text:span text:style-name="T18">éterminer</text:span><text:span text:style-name="T33"> </text:span><text:span text:style-name="T35">de </text:span><text:span text:style-name="T33">quoi sont constituées les molécules suivantes. </text:span><text:span text:style-name="T48">(répondre </text:span><text:span text:style-name="T23">sans</text:span><text:span text:style-name="T48"> faire de phrase)</text:span></text:p>
            <table:table table:name="Tableau5" table:style-name="Tableau5">
              <table:table-column table:style-name="Tableau5.A" table:number-columns-repeated="3"/>
              <table:table-column table:style-name="Tableau5.D"/>
              <table:table-row table:style-name="Tableau5.1">
                <table:table-cell table:style-name="Tableau5.A1" office:value-type="string">
                  <text:p text:style-name="P38">O₂ </text:p>
                  <text:p text:style-name="P44"/>
                  <text:p text:style-name="P41">…………………………………………………..</text:p>
                  <text:p text:style-name="P43"/>
                  <text:p text:style-name="P43"/>
                  <text:p text:style-name="P40">………………………………………….………</text:p>
                </table:table-cell>
                <table:table-cell table:style-name="Tableau5.A1" office:value-type="string">
                  <text:p text:style-name="P38">H₂O</text:p>
                  <text:p text:style-name="P44"/>
                  <text:p text:style-name="P41">………………………………………….………</text:p>
                  <text:p text:style-name="P44"/>
                  <text:p text:style-name="P44"/>
                  <text:p text:style-name="P40">………………………………………….………</text:p>
                </table:table-cell>
                <table:table-cell table:style-name="Tableau5.A1" office:value-type="string">
                  <text:p text:style-name="P38">CO₂ </text:p>
                  <text:p text:style-name="P44"/>
                  <text:p text:style-name="P41">………………………………………….………</text:p>
                  <text:p text:style-name="P44"/>
                  <text:p text:style-name="P44"/>
                  <text:p text:style-name="P40">………………………………………….………</text:p>
                </table:table-cell>
                <table:table-cell table:style-name="Tableau5.D1" office:value-type="string">
                  <text:p text:style-name="P38">H₂ </text:p>
                  <text:p text:style-name="P44"/>
                  <text:p text:style-name="P41">………………………………………………….</text:p>
                  <text:p text:style-name="P44"/>
                  <text:p text:style-name="P44"/>
                  <text:p text:style-name="P40">………………………………………………….</text:p>
                </table:table-cell>
              </table:table-row>
              <table:table-row table:style-name="Tableau5.2">
                <table:table-cell table:style-name="Tableau5.A2" office:value-type="string">
                  <text:p text:style-name="P39">CH₄ </text:p>
                  <text:p text:style-name="P45"/>
                  <text:p text:style-name="P41">………………………………………….………</text:p>
                  <text:p text:style-name="P44"/>
                  <text:p text:style-name="P44"/>
                  <text:p text:style-name="P40">………………………………………….………</text:p>
                </table:table-cell>
                <table:table-cell table:style-name="Tableau5.A2" office:value-type="string">
                  <text:p text:style-name="P39">NO₂</text:p>
                  <text:p text:style-name="P45"/>
                  <text:p text:style-name="P41">………………………………………….………</text:p>
                  <text:p text:style-name="P24"/>
                  <text:p text:style-name="P24"/>
                  <text:p text:style-name="P40">………………………………………….………</text:p>
                </table:table-cell>
                <table:table-cell table:style-name="Tableau5.A2" office:value-type="string">
                  <text:p text:style-name="P42">NH₄</text:p>
                  <text:p text:style-name="P45"/>
                  <text:p text:style-name="P41">………………………………………….………</text:p>
                  <text:p text:style-name="P44"/>
                  <text:p text:style-name="P44"/>
                  <text:p text:style-name="P40">………………………………………….………</text:p>
                </table:table-cell>
                <table:table-cell table:style-name="Tableau5.D2" office:value-type="string">
                  <text:p text:style-name="P42">FeSO₄ </text:p>
                  <text:p text:style-name="P45"/>
                  <text:p text:style-name="P41">………………………………………………….</text:p>
                  <text:p text:style-name="P44"/>
                  <text:p text:style-name="P41">………………………………………………….</text:p>
                  <text:p text:style-name="P44"/>
                  <text:p text:style-name="P40">………………………………………………….</text:p>
                </table:table-cell>
              </table:table-row>
            </table:table>
            <text:p text:style-name="P17"/>
          </table:table-cell>
        </table:table-row>
      </table:table>
      <table:table table:name="Tableau2" table:style-name="Tableau2">
        <table:table-column table:style-name="Tableau2.A"/>
        <text:soft-page-break/>
        <table:table-row table:style-name="TableLine94354389832816">
          <table:table-cell table:style-name="Tableau2.A1" office:value-type="string">
            <text:p text:style-name="P12">Exercice <text:sequence text:ref-name="refDrawing2" text:name="Drawing" text:formula="ooow:Drawing+1" style:num-format="1">3</text:sequence><text:s/><text:span text:style-name="T28">(</text:span><text:span text:style-name="T8">6</text:span><text:span text:style-name="T28"> pt)</text:span></text:p>
          </table:table-cell>
        </table:table-row>
        <table:table-row table:style-name="TableLine94354389489312">
          <table:table-cell table:style-name="Tableau2.A2" office:value-type="string">
            <text:p text:style-name="P18">Les équations suivantes sont-elles équilibrées ? <text:span text:style-name="T27">Justifier</text:span></text:p>
          </table:table-cell>
        </table:table-row>
      </table:table>
      <text:list xml:id="list4279380456" text:style-name="L4">
        <text:list-item>
          <text:p text:style-name="P30">C + O₂ → CO₂</text:p>
        </text:list-item>
      </text:list>
      <text:p text:style-name="P58">………………………………………….………………………………………………….………………………………………………….………………………………………………….………………………</text:p>
      <text:p text:style-name="P58">………………………………………….………………………………………………….………………………………………………….………………………………………………….………………………</text:p>
      <text:p text:style-name="P58">………………………………………….………………………………………………….………………………………………………….………………………………………………….………………………</text:p>
      <text:p text:style-name="P58">………………………………………….………………………………………………….………………………………………………….………………………………………………….………………………</text:p>
      <text:list xml:id="list837425280200" text:continue-numbering="true" text:style-name="L4">
        <text:list-item>
          <text:p text:style-name="P32">CH₄ + 2 O₂ → <text:s text:c="2"/>CO₂ + 2 H₂O</text:p>
        </text:list-item>
      </text:list>
      <text:p text:style-name="P58">………………………………………….………………………………………………….………………………………………………….………………………………………………….………………………</text:p>
      <text:p text:style-name="P58">………………………………………….………………………………………………….………………………………………………….………………………………………………….………………………</text:p>
      <text:p text:style-name="P58">………………………………………….………………………………………………….………………………………………………….………………………………………………….………………………</text:p>
      <text:p text:style-name="P58">………………………………………….………………………………………………….………………………………………………….………………………………………………….………………………</text:p>
      <text:list xml:id="list837385422267" text:continue-numbering="true" text:style-name="L4">
        <text:list-item>
          <text:p text:style-name="P32">CH₄ + 2 <text:span text:style-name="T56">N</text:span>0₂ → CO₂ + H₂O <text:span text:style-name="T56">+ N₂</text:span></text:p>
        </text:list-item>
      </text:list>
      <text:p text:style-name="P58">………………………………………….………………………………………………….………………………………………………….………………………………………………….………………………</text:p>
      <text:p text:style-name="P58">………………………………………….………………………………………………….………………………………………………….………………………………………………….………………………</text:p>
      <text:p text:style-name="P58">………………………………………….………………………………………………….………………………………………………….………………………………………………….………………………</text:p>
      <text:p text:style-name="P58">………………………………………….………………………………………………….………………………………………………….………………………………………………….………………………</text:p>
      <text:list xml:id="list837345748765" text:continue-numbering="true" text:style-name="L4">
        <text:list-item>
          <text:p text:style-name="P31">3 Fe + 4 0₂ → Fe₃O₄</text:p>
        </text:list-item>
      </text:list>
      <text:p text:style-name="P58">………………………………………….………………………………………………….………………………………………………….………………………………………………….………………………</text:p>
      <text:p text:style-name="P58">………………………………………….………………………………………………….………………………………………………….………………………………………………….………………………</text:p>
      <text:p text:style-name="P58">………………………………………….………………………………………………….………………………………………………….………………………………………………….………………………</text:p>
      <text:p text:style-name="P58">………………………………………….………………………………………………….………………………………………………….………………………………………………….………………………</text:p>
      <table:table table:name="Table1" table:style-name="Table1">
        <table:table-column table:style-name="Table1.A"/>
        <table:table-row table:style-name="TableLine94354450624672">
          <table:table-cell table:style-name="Table1.A1" office:value-type="string">
            <text:p text:style-name="P27">Exercice <text:sequence text:ref-name="refDrawing5" text:name="Drawing" text:formula="ooow:Drawing+1" style:num-format="1">4</text:sequence><text:s/><text:span text:style-name="T28">(</text:span><text:span text:style-name="T9">3</text:span><text:span text:style-name="T41"> p</text:span><text:span text:style-name="T28">t</text:span><text:span text:style-name="T41">s</text:span><text:span text:style-name="T28">)</text:span></text:p>
          </table:table-cell>
        </table:table-row>
      </table:table>
      <text:p text:style-name="P28">La réaction entre l'atome de carbone et le dioxygène produit du dioxyde de carbone.</text:p>
      <text:list xml:id="list1782068870" text:style-name="L3">
        <text:list-item>
          <text:p text:style-name="P49"><draw:frame text:anchor-type="paragraph" draw:z-index="8" draw:name="Forme3_1" draw:style-name="gr1" draw:text-style-name="P75" svg:width="0.653cm" svg:height="5.71cm" svg:x="-0.072cm" svg:y="0.053cm"><draw:text-box><text:p><text:span text:style-name="T58">1 pt</text:span></text:p><text:p><text:span text:style-name="T59"/></text:p><text:p><text:span text:style-name="T58"/></text:p><text:p><text:span text:style-name="T58"/></text:p><text:p><text:span text:style-name="T58"/></text:p><text:p><text:span text:style-name="T58"/></text:p><text:p><text:span text:style-name="T58">1 pt</text:span></text:p><text:p><text:span text:style-name="T58"/></text:p><text:p><text:span text:style-name="T58"/></text:p><text:p><text:span text:style-name="T58"/></text:p><text:p><text:span text:style-name="T58"/></text:p><text:p><text:span text:style-name="T58"/></text:p><text:p><text:span text:style-name="T58"/></text:p><text:p><text:span text:style-name="T58"/></text:p><text:p><text:span text:style-name="T58"/></text:p><text:p><text:span text:style-name="T58"/></text:p><text:p><text:span text:style-name="T58"/></text:p><text:p><text:span text:style-name="T58">1 pt</text:span></text:p></draw:text-box></draw:frame>Écrire l'équation de réaction <text:span text:style-name="T50">avec des formule</text:span><text:span text:style-name="T53">s</text:span><text:span text:style-name="T50"> chimique</text:span><text:span text:style-name="T53">s</text:span><text:span text:style-name="T50"> :</text:span>……………………………………………………………………………………………………………..</text:p>
        </text:list-item>
      </text:list>
      <text:p text:style-name="P53">……………………………………………………………………………………………………………………………………………………………………………………………………………………..…</text:p>
      <text:list xml:id="list838181795193" text:continue-numbering="true" text:style-name="L3">
        <text:list-item>
          <text:p text:style-name="P55">On fait réagir 12g de carbone et 32g de dioxygène, sachant que tout le carbone et tout le dioxygène disparaissent, quelle masse de dioxyde de carbone est formée? <text:span text:style-name="T16">J</text:span><text:span text:style-name="T21">ustifier <text:s/></text:span><text:span text:style-name="T34">………………………………………………………………………………………………………………..……………………..</text:span></text:p>
        </text:list-item>
      </text:list>
      <text:p text:style-name="P53">……………………………………………………………………………………………………………………………………………………………………….………………………………………………</text:p>
      <text:p text:style-name="P53">……………………………………………………………………………………………………………………………………………………………………….………………………………………………</text:p>
      <text:p text:style-name="P50">……………………………………………………………………………………………………………………………………………………………………….………………………………………………</text:p>
      <text:list xml:id="list837920318927" text:continue-numbering="true" text:style-name="L3">
        <text:list-item>
          <text:p text:style-name="P37">La réaction de 18g de carbone dans du dioxygène forme 66g de dioxyde de carbone, <text:span text:style-name="T17">déterminer</text:span><text:span text:style-name="T29"> la masse de dioxygène consommée. </text:span><text:span text:style-name="T20">Justifier</text:span></text:p>
        </text:list-item>
      </text:list>
      <text:p text:style-name="P57">……………………………………………………………………………………………………………………………………………………………………….………………………………………………</text:p>
      <text:p text:style-name="P61">……………………………………………………………………………………………………………………………………………………………………….………………………………………………</text:p>
      <text:p text:style-name="P61">……………………………………………………………………………………………………………………………………………………………………….………………………………………………</text:p>
      <text:p text:style-name="P61"><text:span text:style-name="T30">……………………………………………………………………………………………………………………………………………………………………….………………………………………………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3" svg:font-family="'Lohit Devanagari'"/>
    <style:font-face style:name="F" svg:font-family="" style:font-family-generic="roman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marker draw:name="Arrow" svg:viewBox="0 0 20 20" svg:d="M0 20l10-20 10 20z"/>
    <draw:marker draw:name="Extrémités_20_de_20_flèche_20_2" draw:display-name="Extrémités de flèche 2" svg:viewBox="0 0 10 10" svg:d="M0 0h10v10h-10z"/>
    <draw:stroke-dash draw:name="Dot" draw:style="rect" draw:dots2="1" draw:distance="3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style:font-name="Calibri" fo:font-family="Calibri" style:font-family-generic="swiss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style:font-name="Calibri" fo:font-family="Calibri" style:font-family-generic="swiss" fo:font-size="10pt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M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MT2" style:family="text">
      <style:text-properties fo:font-size="10pt" fo:font-weight="normal" officeooo:rsid="0234fc33" style:font-size-asian="10pt" style:font-weight-asian="normal" style:font-size-complex="10pt" style:font-weight-complex="normal"/>
    </style:style>
    <style:style style:name="MT3" style:family="text">
      <style:text-properties fo:font-size="10pt" fo:font-weight="normal" officeooo:rsid="00e66092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chapitre </text:span><text:span text:style-name="MT2">4</text:span><text:span text:style-name="MT3"> <text:s text:c="2"/><text:tab/><text:tab/><text:tab/><text:tab/></text:span><text:span text:style-name="MT1"><text:page-number text:select-page="current">1</text:page-number></text:span><text:span text:style-name="MT1">/</text:span><text:span text:style-name="MT1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2H42M56S</meta:editing-duration>
    <meta:editing-cycles>460</meta:editing-cycles>
    <meta:generator>LibreOffice/7.0.4.2$Linux_X86_64 LibreOffice_project/00$Build-2</meta:generator>
    <meta:creation-date>2021-02-11T11:52:09.617848215</meta:creation-date>
    <meta:initial-creator>J Cercy</meta:initial-creator>
    <dc:date>2021-03-23T00:08:08.580020543</dc:date>
    <dc:creator>J Cercy</dc:creator>
    <meta:document-statistic meta:table-count="5" meta:image-count="0" meta:object-count="0" meta:page-count="2" meta:paragraph-count="91" meta:word-count="371" meta:character-count="5359" meta:non-whitespace-character-count="4923"/>
    <meta:template xlink:type="simple" xlink:actuate="onRequest" xlink:title="evaluation_type" xlink:href="../../../../../../../../mes_ressources/document%20type/evaluation_type.odt" meta:date="2021-02-11T11:52:08.171812190"/>
  </office:meta>
</office:document-meta>
</file>